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d9d8" officeooo:paragraph-rsid="0010d9d8"/>
    </style:style>
    <style:style style:name="P2" style:family="paragraph" style:parent-style-name="Standard">
      <style:paragraph-properties fo:text-align="start" style:justify-single-word="false"/>
      <style:text-properties officeooo:rsid="0010d9d8" officeooo:paragraph-rsid="0010d9d8"/>
    </style:style>
    <style:style style:name="P3" style:family="paragraph" style:parent-style-name="Standard">
      <style:paragraph-properties fo:text-align="start" style:justify-single-word="false"/>
      <style:text-properties officeooo:rsid="0010d9d8" officeooo:paragraph-rsid="00127bb9"/>
    </style:style>
    <style:style style:name="P4" style:family="paragraph" style:parent-style-name="Standard">
      <style:paragraph-properties fo:text-align="start" style:justify-single-word="false"/>
      <style:text-properties officeooo:rsid="00127bb9" officeooo:paragraph-rsid="00127bb9"/>
    </style:style>
    <style:style style:name="T1" style:family="text">
      <style:text-properties officeooo:rsid="00127bb9"/>
    </style:style>
    <style:style style:name="T2" style:family="text">
      <style:text-properties officeooo:rsid="00133e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SD</text:p>
      <text:p text:style-name="P1"/>
      <text:p text:style-name="P1">Lucas Garavaglia</text:p>
      <text:p text:style-name="P1">Eduardo Kenji Sakamoto</text:p>
      <text:p text:style-name="P1"/>
      <text:p text:style-name="P2">1.5.: <text:tab/>a) 0.</text:p>
      <text:p text:style-name="P2"><text:tab/>b) Igual a entrada.</text:p>
      <text:p text:style-name="P2"><text:tab/>c) (A*B*C).</text:p>
      <text:p text:style-name="P2"/>
      <text:p text:style-name="P2">2.6.:<text:tab/>a) Alta(1).</text:p>
      <text:p text:style-name="P2"><text:tab/>b) 7.</text:p>
      <text:p text:style-name="P2"><text:tab/>c) Ligar ao potencial 0.<text:tab/></text:p>
      <text:p text:style-name="P2"><text:tab/>d) Todas as entradas são baixas(0).</text:p>
      <text:p text:style-name="P2"/>
      <text:p text:style-name="P2">3.3.:<text:tab/>a) Falso</text:p>
      <text:p text:style-name="P2"><text:tab/>b) <text:span text:style-name="T2">Falso</text:span></text:p>
      <text:p text:style-name="P2"><text:tab/>c) Verdadeiro</text:p>
      <text:p text:style-name="P2"><text:tab/>d) Mantém o mesmo sinal de entrada</text:p>
      <text:p text:style-name="P2"/>
      <text:p text:style-name="P2">4.7.: <text:tab/>a) A barrado.</text:p>
      <text:p text:style-name="P2"><text:tab/>b) certo.</text:p>
      <text:p text:style-name="P2"/>
      <text:p text:style-name="P2">5.8.:<text:tab/>a) 0.</text:p>
      <text:p text:style-name="P2"><text:tab/>b) 8.</text:p>
      <text:p text:style-name="P2"><text:tab/>c) Reduz o número de gates necessarios.</text:p>
      <text:p text:style-name="P2"><text:tab/>d) Certo.</text:p>
      <text:p text:style-name="P2"/>
      <text:p text:style-name="P2">6.6.: <text:tab/>a) As entradas estarem coomtrárias.</text:p>
      <text:p text:style-name="P2"><text:tab/>b) Verdade.</text:p>
      <text:p text:style-name="P2"><text:tab/>c) As entradas devem ser 1 simultaneamente.</text:p>
      <text:p text:style-name="P2"/>
      <text:p text:style-name="P2">7.5.: <text:tab/>a) Não-E.</text:p>
      <text:p text:style-name="P2"><text:tab/></text:p>
      <text:p text:style-name="P3">8.4.:<text:tab/><text:span text:style-name="T1">a)</text:span></text:p>
      <text:p text:style-name="P3"><text:tab/>b)Para quadrar a onda de saída.</text:p>
      <text:p text:style-name="P2"><text:tab/></text:p>
      <text:p text:style-name="P4">9.4.:<text:tab/>a) Alta Impedância.</text:p>
      <text:p text:style-name="P4"><text:tab/>b)</text:p>
      <text:p text:style-name="P4"/>
      <text:p text:style-name="P4">10.3.:<text:tab/>a) Inibir o funcionamento do gate. </text:p>
      <text:p text:style-name="P4"><text:tab/>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32" meta:word-count="105" meta:character-count="577" meta:non-whitespace-character-count="477"/>
  </office:meta>
</office:document-meta>
</file>